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officeooo:paragraph-rsid="000d2730"/>
    </style:style>
    <style:style style:family="text" style:name="T1">
      <style:text-properties officeooo:rsid="000d2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aaaaaaaaaaaaaaaaaaaaaaaaaaaaaaaaaaaaaaaaaaaaaaaaaaaaaaaaaaaaaaaaaaaaaaaaaaaaaaaaaaaaaaaaaaaaaaaaaaaaaaaaaaaaaaaaaaaaaaaaaaaaaaaaaaaaaaaaaaaaa</text:span></text:p>
      <text:p text:style-name="P1"><text:span text:style-name="T1"/></text:p>
      <text:p text:style-name="P1"><text:span text:style-name="T1">bbbbbbbbbbbbbbbbbbbbbbbbbbbbbbbbbbbbbbb</text:span></text:p>
      <text:p text:style-name="P1"><text:span text:style-name="T1">b</text:span></text:p>
      <text:p text:style-name="P1"><text:span text:style-name="T1">b</text:span></text:p>
      <text:p text:style-name="P1"><text:span text:style-name="T1">sd</text:span></text:p>
      <text:p text:style-name="P1"><text:span text:style-name="T1">g</text:span></text:p>
      <text:p text:style-name="P1"><text:span text:style-name="T1">sdgj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IT" fo:font-size="12pt" fo:language="it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IT" fo:font-size="12pt" fo:hyphenate="false" fo:hyphenation-push-char-count="2" fo:hyphenation-remain-char-count="2" fo:language="it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creation-date>2012-08-29T15:17:27.76</meta:creation-date>
    <dc:date>2012-08-29T16:59:41</dc:date>
    <meta:editing-duration>PT0.634S</meta:editing-duration>
    <meta:editing-cycles>2</meta:editing-cycles>
    <meta:document-statistic meta:character-count="190" meta:image-count="0" meta:non-whitespace-character-count="190" meta:object-count="0" meta:page-count="1" meta:paragraph-count="7" meta:table-count="0" meta:word-count="7"/>
    <meta:generator>LibreOffice/3.6$Windows_x86 LibreOffice_project/e29a214-2bbed72-0621de6-a97528c-8f066d</meta:generator>
  </office:meta>
</office:document-meta>
</file>